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bottom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line-height="100%"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69cm" svg:height="1.016cm" svg:x="23.262cm" svg:y="7.023cm">
            <text:p text:style-name="P1">QCD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143cm" svg:height="1.089cm" svg:x="26.658cm" svg:y="7.023cm">
            <text:p text:style-name="P1">LAPACK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313cm" svg:height="1.159cm" svg:x="19.749cm" svg:y="4.249cm">
            <text:p text:style-name="P1">YOD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84cm" svg:height="1.159cm" svg:x="14.715cm" svg:y="4.259cm">
            <text:p text:style-name="P1">HepM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73cm" svg:height="1.159cm" svg:x="17.522cm" svg:y="4.249cm">
            <text:p text:style-name="P1">Fastjet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143cm" svg:height="1.724cm" svg:x="8.618cm" svg:y="9.944cm">
            <text:p text:style-name="P1">Q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42cm" svg:height="1.724cm" svg:x="9.635cm" svg:y="8.547cm">
            <text:p text:style-name="P1">Blackhat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249cm" svg:height="3.429cm" svg:x="23.424cm" svg:y="7.985cm">
            <text:p text:style-name="P2"><text:span text:style-name="T1">xFit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226cm" svg:height="2.867cm" svg:x="15.687cm" svg:y="5.245cm">
            <text:p text:style-name="P3"><text:span text:style-name="T2">Rive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524cm" svg:height="0.778cm" svg:x="8.654cm" svg:y="0.738cm">
            <text:p text:style-name="P4"><text:s text:c="54"/>Can be taken from CVM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24cm" svg:height="0.778cm" svg:x="8.665cm" svg:y="1.738cm">
            <text:p text:style-name="P4"><text:s text:c="51"/>Has to be locally installe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842cm" svg:height="10.16cm" svg:x="8.046cm" svg:y="3.3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7.62cm" svg:height="10.16cm" svg:x="14.569cm" svg:y="3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7.366cm" svg:height="10.16cm" svg:x="22.816cm" svg:y="3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842cm" svg:height="2.032cm" svg:x="7.919cm" svg:y="13.4cm">
            <text:p text:style-name="P1">Monte Carlo</text:p>
            <text:p text:style-name="P1">event generation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7.493cm" svg:height="2.032cm" svg:x="14.604cm" svg:y="13.454cm">
            <text:p text:style-name="P1">Rivet event analysis</text:p>
            <text:p text:style-name="P1">Creation of fastNLO tables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5.842cm" svg:height="2.032cm" svg:x="23.605cm" svg:y="13.081cm">
            <text:p text:style-name="P1">PDF fits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783cm" svg:height="2.032cm" svg:x="13.28cm" svg:y="5.7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.142cm" svg:height="1.724cm" svg:x="16.761cm" svg:y="7.912cm">
            <text:p text:style-name="P1">MCgrid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1cm" svg:height="2.032cm" svg:x="20.057cm" svg:y="9.50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3" draw:layer="layout" svg:width="4.937cm" svg:height="3.121cm" svg:x="8.57cm" svg:y="5.699cm">
            <text:p text:style-name="P3"><text:span text:style-name="T2">SHERP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42cm" svg:height="1.724cm" svg:x="17.109cm" svg:y="9.563cm">
            <text:p text:style-name="P1">fastNLO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09T17:46:38.987381088</dc:date>
    <meta:editing-duration>PT17M58S</meta:editing-duration>
    <meta:editing-cycles>6</meta:editing-cycles>
    <meta:generator>LibreOffice/4.2.8.2$Linux_X86_64 LibreOffice_project/420m0$Build-2</meta:generator>
    <meta:document-statistic meta:object-count="23"/>
  </office:meta>
</office:document-meta>
</file>